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variant="normal" fo:text-transform="none" fo:color="#000000" style:font-name="Trebuchet MS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.25pt" fo:letter-spacing="normal" fo:font-style="italic" fo:font-weight="normal"/>
    </style:style>
    <style:style style:name="T3" style:family="text">
      <style:text-properties fo:font-variant="normal" fo:text-transform="none" fo:color="#000000" style:text-position="33% 80%" style:font-name="Trebuchet MS" fo:font-size="11.25pt" fo:letter-spacing="normal" fo:font-style="normal" fo:font-weight="normal"/>
    </style:style>
    <style:style style:name="T4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um of the primes below 10 is 2 + 3 + 5 + 7 = 17.</text:p>
      <text:p text:style-name="P1">Find the sum of all the primes below two million.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05T20:33:09.090000000</dc:date>
    <meta:editing-duration>PT1M42S</meta:editing-duration>
    <meta:editing-cycles>3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" meta:word-count="27" meta:character-count="102" meta:non-whitespace-character-count="77"/>
  </office:meta>
</office:document-meta>
</file>